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22pt" style:font-size-asian="22pt" style:font-size-complex="22pt"/>
    </style:style>
    <style:style style:name="P7"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8"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9"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12" style:family="paragraph" style:parent-style-name="Standard">
      <style:paragraph-properties fo:text-align="justify" style:justify-single-word="false"/>
      <style:text-properties fo:font-weight="bold" style:font-weight-asian="bold"/>
    </style:style>
    <style:style style:name="P13"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14"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5" style:family="paragraph" style:parent-style-name="Standard">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style>
    <style:style style:name="P16" style:family="paragraph" style:parent-style-name="Standard" style:list-style-name="L3">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none" fo:font-weight="normal" officeooo:rsid="0013f1a3" officeooo:paragraph-rsid="0013f1a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7494c" officeooo:paragraph-rsid="0017494c"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19759b" officeooo:paragraph-rsid="001d9605"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1e7b24" officeooo:paragraph-rsid="001e7b24"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normal" officeooo:rsid="0020b419" officeooo:paragraph-rsid="002c8f6d"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2pt" style:font-size-asian="14pt" style:font-size-complex="14pt"/>
    </style:style>
    <style:style style:name="P25" style:family="paragraph" style:parent-style-name="Standard">
      <style:paragraph-properties fo:text-align="justify" style:justify-single-word="false"/>
      <style:text-properties fo:font-size="12pt" style:font-size-asian="18pt" style:font-size-complex="18pt"/>
    </style:style>
    <style:style style:name="P26" style:family="paragraph" style:parent-style-name="Standard">
      <style:paragraph-properties fo:text-align="justify" style:justify-single-word="false"/>
      <style:text-properties fo:font-size="13pt" style:font-size-asian="13pt" style:font-size-complex="13pt"/>
    </style:style>
    <style:style style:name="P27" style:family="paragraph" style:parent-style-name="Standard">
      <style:paragraph-properties fo:text-align="justify" style:justify-single-word="false"/>
      <style:text-properties fo:font-size="13pt" officeooo:paragraph-rsid="00114260" style:font-size-asian="13pt" style:font-size-complex="13pt"/>
    </style:style>
    <style:style style:name="P28" style:family="paragraph" style:parent-style-name="Standard">
      <style:paragraph-properties fo:line-height="100%" fo:text-align="justify" style:justify-single-word="false"/>
      <style:text-properties fo:font-size="13pt" style:font-size-asian="13pt" style:font-size-complex="13pt"/>
    </style:style>
    <style:style style:name="P29" style:family="paragraph" style:parent-style-name="Standard">
      <style:paragraph-properties fo:line-height="100%" fo:text-align="justify" style:justify-single-word="false"/>
      <style:text-properties fo:font-size="13pt" officeooo:paragraph-rsid="00114260" style:font-size-asian="13pt" style:font-size-complex="13pt"/>
    </style:style>
    <style:style style:name="P30" style:family="paragraph" style:parent-style-name="Standard">
      <style:paragraph-properties fo:text-align="justify" style:justify-single-word="false"/>
      <style:text-properties fo:font-size="10pt" style:font-size-asian="18pt" style:font-size-complex="18pt"/>
    </style:style>
    <style:style style:name="P31" style:family="paragraph" style:parent-style-name="Standard" style:list-style-name="L1">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2" style:family="paragraph" style:parent-style-name="Standard" style:list-style-name="L2">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3" style:family="paragraph" style:parent-style-name="Footer">
      <style:paragraph-properties fo:text-align="end" style:justify-single-word="false"/>
      <style:text-properties officeooo:paragraph-rsid="0034c0e9" fo:background-color="transparent"/>
    </style:style>
    <style:style style:name="T1" style:family="text">
      <style:text-properties style:text-underline-style="none"/>
    </style:style>
    <style:style style:name="T2" style:family="text">
      <style:text-properties officeooo:rsid="00114260"/>
    </style:style>
    <style:style style:name="T3" style:family="text">
      <style:text-properties fo:font-size="13pt" style:font-size-asian="13pt" style:font-size-complex="13pt"/>
    </style:style>
    <style:style style:name="T4" style:family="text">
      <style:text-properties officeooo:rsid="0019759b"/>
    </style:style>
    <style:style style:name="T5" style:family="text">
      <style:text-properties officeooo:rsid="001a899b"/>
    </style:style>
    <style:style style:name="T6" style:family="text">
      <style:text-properties officeooo:rsid="0020b419"/>
    </style:style>
    <style:style style:name="T7" style:family="text">
      <style:text-properties officeooo:rsid="0022f05c"/>
    </style:style>
    <style:style style:name="T8" style:family="text">
      <style:text-properties officeooo:rsid="002c8f6d"/>
    </style:style>
    <style:style style:name="T9" style:family="text">
      <style:text-properties officeooo:rsid="003e14d9"/>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belard <text:s text:c="80"/>TS2</text:p>
      <text:p text:style-name="P1">Aubinaud</text:p>
      <text:p text:style-name="P1">Coudeville</text:p>
      <text:p text:style-name="P1">Grandadam</text:p>
      <text:p text:style-name="P1">Thao</text:p>
      <text:p text:style-name="P1">Zaki</text:p>
      <text:p text:style-name="P6"/>
      <text:p text:style-name="P6"/>
      <text:p text:style-name="P6"/>
      <text:p text:style-name="P6"/>
      <text:p text:style-name="P6"/>
      <text:p text:style-name="P6"/>
      <text:p text:style-name="P7"/>
      <text:p text:style-name="P9">Spécialité ISN</text:p>
      <text:p text:style-name="P9">Groupe : PAC’s MEN</text:p>
      <text:p text:style-name="P9">Projet d’un Jeu vidéo</text:p>
      <text:p text:style-name="P9">AUBINAUD</text:p>
      <text:p text:style-name="P6"/>
      <text:p text:style-name="P6"/>
      <text:p text:style-name="P6"/>
      <text:p text:style-name="P6"/>
      <text:p text:style-name="P6"/>
      <text:p text:style-name="P6"/>
      <text:p text:style-name="P6"/>
      <text:p text:style-name="P6"/>
      <text:p text:style-name="P6"/>
      <text:p text:style-name="P6"/>
      <text:p text:style-name="P10"/>
      <text:p text:style-name="P1">2016-2017</text:p>
      <text:p text:style-name="P15"><text:soft-page-break/>Sommaire :</text:p>
      <text:p text:style-name="P11"/>
      <text:p text:style-name="P8"/>
      <text:p text:style-name="P8">I.) Présentation du projet :</text:p>
      <text:p text:style-name="P7"><text:tab/>a) Idée générale</text:p>
      <text:p text:style-name="P7"><text:tab/>b) Objectifs</text:p>
      <text:p text:style-name="P13"/>
      <text:p text:style-name="P8">II.) Répartition des taches :</text:p>
      <text:p text:style-name="P7"><text:tab/>a) Système de sous-parties</text:p>
      <text:p text:style-name="P7"><text:tab/>b) Division en binôme </text:p>
      <text:p text:style-name="P7"/>
      <text:p text:style-name="P8">III) Partie personnelle :</text:p>
      <text:p text:style-name="P7"><text:tab/>a) Création des variables</text:p>
      <text:p text:style-name="P7"><text:tab/>b) Inclusion des variables avec des classes</text:p>
      <text:p text:style-name="P7"><text:tab/>c) Programmation des effets des potions</text:p>
      <text:p text:style-name="P7"><text:tab/>d) Écriture <text:span text:style-name="T2">de l’histoire</text:span> et design des cartes</text:p>
      <text:p text:style-name="P7"><text:s text:c="2"/><text:tab/>e) Programmation de l'introduction et des dialogues</text:p>
      <text:p text:style-name="P7"/>
      <text:p text:style-name="P7"/>
      <text:p text:style-name="P7"/>
      <text:p text:style-name="P8">IV) Annexes :</text:p>
      <text:p text:style-name="P12"/>
      <text:list xml:id="list629515386467408852" text:style-name="L1">
        <text:list-item>
          <text:p text:style-name="P31">Présentation du projet :</text:p>
        </text:list-item>
      </text:list>
      <text:p text:style-name="P1"/>
      <text:p text:style-name="P2">a) Idée générale</text:p>
      <text:p text:style-name="P1"/>
      <text:p text:style-name="P28">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8"/>
      <text:p text:style-name="P28">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2">b) Objectifs</text:p>
      <text:p text:style-name="P1"/>
      <text:p text:style-name="P26">-Système de déplacement multi-directionnelle</text:p>
      <text:p text:style-name="P26">-Créer des personnages et leurs caractéristiques.</text:p>
      <text:p text:style-name="P26">-Développer un système de combat avec plusieurs entités et des paramètres influant sur celui-ci.</text:p>
      <text:p text:style-name="P26">-Créer trois cartes dont deux avec un éditeur de carte fait par nos soin et une en labyrinthe. </text:p>
      <text:p text:style-name="P26">Programmer un système d'inventaire et un système de consommables.</text:p>
      <text:p text:style-name="P26">-Utiliser Pygame.</text:p>
      <text:p text:style-name="P26">-Créer une vision 2D de dessus.</text:p>
      <text:p text:style-name="P26">-Implémenter des ennemis capables d'attaquer.</text:p>
      <text:p text:style-name="P26">Créer une difficulté croissante au sein du jeu</text:p>
      <text:p text:style-name="P26">-Lancement de la phase combat après collision avec les ennemis</text:p>
      <text:list xml:id="list6238698859173453990" text:style-name="L2">
        <text:list-item>
          <text:p text:style-name="P32">Répartition des taches :</text:p>
        </text:list-item>
      </text:list>
      <text:p text:style-name="P30"/>
      <text:p text:style-name="P2">a) Système de sous-parties</text:p>
      <text:p text:style-name="P25"/>
      <text:p text:style-name="P3"><text:tab/><text:span text:style-name="T3">Nous nous sommes repartis le travail selon 3 grands thèmes.</text:span></text:p>
      <text:p text:style-name="P3"/>
      <text:p text:style-name="P4">1) Carte</text:p>
      <text:p text:style-name="P24"/>
      <text:p text:style-name="P26">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3"/>
      <text:p text:style-name="P4">2) Combat</text:p>
      <text:p text:style-name="P24"/>
      <text:p text:style-name="P26">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3"/>
      <text:p text:style-name="P4">3)Graphisme</text:p>
      <text:p text:style-name="P24"/>
      <text:p text:style-name="P26">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3"/>
      <text:p text:style-name="P2">b)Division en binôme</text:p>
      <text:p text:style-name="P24"/>
      <text:p text:style-name="P28">Un premier groupe, composé d’Émeric et de Sébastien prend en charge toute la partie carte et les taches dérivées correspondantes.</text:p>
      <text:p text:style-name="P28"/>
      <text:p text:style-name="P29">Un second groupe, composé de Martin et Pierre Antoine s'est chargé de la partie combat avec, entre autre, la création des personnages jouables, des items, des ennemis, des principe de combat. Ce second groupe s'est aussi chargé de la création de l'histoire ainsi que de son affichage.</text:p>
      <text:p text:style-name="P29"/>
      <text:p text:style-name="P27">Enfin, un dernier groupe, composé de Nassim et Clarisse, s'est chargé d'afficher la carte et la fenêtre de combat. Il s'est aussi chargé des menus et de l'inventaire et de la création d'image pour certains items.</text:p>
      <text:list xml:id="list517751021608073458" text:style-name="L3">
        <text:list-item>
          <text:p text:style-name="P16"><text:soft-page-break/><text:span text:style-name="T1"><text:s/></text:span>Partie personnelle</text:p>
        </text:list-item>
      </text:list>
      <text:p text:style-name="P5"/>
      <text:p text:style-name="P19"><text:tab/>Mon rôle à été globalement d’intégrer les images au jeu et de créer la plupart des interfaces graphiques.</text:p>
      <text:p text:style-name="P19"/>
      <text:p text:style-name="P20">J’ai commencé <text:s/>me lancer dans le projet en travaillant sur le logiciel de modélisation 3D nommé Blender. J’ai commencer a apprendre le fonctionnement de ce logiciel pendant environ 3 semaines en suivant des tutoriels et <text:span text:style-name="T4">en réalisant des objets simple comme des tables des chaises puis des bouteilles et enfin j’ai modéliser deux armes (une épée et une hache basique). Mes réalisation étant basiques, nous avons décider de laisser la tâche de la modélisation à Clarisse qui a plus de connaissances dans le domaine et qui est la plus douée du groupe pour le dessin et la modélisation.</text:span></text:p>
      <text:p text:style-name="P21">J’ai donc dû faire autre chose. Emeric ayant terminer les bases du programme de la carte, je me suis lancer dans la recherche de textures <text:span text:style-name="T5">libres de droits à</text:span> afficher sur cette dernière. <text:span text:style-name="T5">Après avoir trouver des texture d’herbes de différentes et des arbres de différentes espèces je me suis concerter avec Emeric pour pouvoir afficher aléatoirement les textures d’herbes sur la matrice de la carte. Nous avons donc travaillé ensemble afin que la carte puisse être affichée avec l’herbe et quelques arbres par dessus.</text:span></text:p>
      <text:p text:style-name="P22">Nous rendant compte qu’il était difficile de travailler ensemble lorsque nous n’étions pas en cours, et la conversation Facebook que nous avions utilisée et qui était très peu utile, <text:span text:style-name="T6">nous avons créer a mon initiative un serveur Discord qui nous permet d’échanger et de nous entraider lorsque nous en avons besoin. Nous avons également a la même période ouvert un compte GitHub <text:s/>afin de pouvoir modifier le code et partager les changements avec les autres membres de l’équipe les modifications qui on été apporté. Cela nous a permis de très fortement accélérer la progression de notre jeu sur lequel nous avons commencer a travailler tous les soirs. </text:span></text:p>
      <text:p text:style-name="P23">De mon cot<text:span text:style-name="T7">é j’ai commencé à afficher un personnage sur la carte ce qui a été assez simple dans un premier temps mais les difficultés ont commencer a apparaître lorsque j’ai du faire se déplacer le personnage sur la carte. Des erreurs sont apparus, le personnage sortais de la carte lorsque l’on descendais ou montais, mais ne bougeais pas lorsque nous allions à droite ou a gauche. Avec Emeric nous avons beaucoup travaillé ensemble pour que le déplacement du personnage fonctionne correctement. Après plusieurs jours nous avons réussi a avoir un déplacement fonctionnel. Nous avons travaillé pendant plusieurs semaine sur la carte en modifiant différents paramètres, différentes textures et différentes méthodes d’affichage. J’ai rencontré de nombreux obstacles dans cette tâche notamment des problèmes d’affichage dus au déplacement du personnage. Nous avons donc avec Emeric réglé les problèmes ensemble puisque que nous disposions chacun des connaissances nécessaire à l’autre.</text:span></text:p>
      <text:p text:style-name="P23"><text:soft-page-break/><text:span text:style-name="T9">L’affichage des textures sur la carte étant terminé, nous nous sommes séparé. Par la suite nous avons ensuite entrepris avec Martin de réaliser la fenêtre de combat. Toute la mécanique du combat en arrière plan ayant déjà été faite </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4c0e9" fo:background-color="transparent"/>
    </style:style>
    <style:page-layout style:name="Mpm1">
      <style:page-layout-properties fo:page-width="21.001cm" fo:page-height="29.7cm" style:num-format="1" style:print-orientation="portrait" fo:margin-top="2.499cm" fo:margin-bottom="0.79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fo:border="none" fo:padding="0cm" style:shadow="non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4T22:01:08.973000000</dc:date>
    <meta:editing-cycles>30</meta:editing-cycles>
    <meta:editing-duration>P1DT5H9M19S</meta:editing-duration>
    <meta:generator>LibreOffice/5.1.6.2$Windows_X86_64 LibreOffice_project/07ac168c60a517dba0f0d7bc7540f5afa45f0909</meta:generator>
    <meta:document-statistic meta:table-count="0" meta:image-count="0" meta:object-count="0" meta:page-count="6" meta:paragraph-count="61" meta:word-count="1213" meta:character-count="7595" meta:non-whitespace-character-count="6345"/>
  </office:meta>
</office:document-meta>
</file>